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F" svg:font-family="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Negrit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4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4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font-name="Times New Roman" fo:font-size="12pt" fo:language="none" fo:country="none" fo:font-style="italic" style:font-name-asian="AGaramond-Regular" style:font-size-asian="12pt" style:language-asian="none" style:country-asian="none" style:font-style-asian="italic" style:font-name-complex="AGaramond-Regular" style:font-size-complex="12pt" style:language-complex="none" style:country-complex="none" style:font-style-complex="italic"/>
    </style:style>
    <style:style style:name="ce95" style:family="table-cell" style:parent-style-name="Default">
      <style:text-properties style:use-window-font-color="true" style:font-name="Times New Roman" fo:font-size="12pt" fo:language="none" fo:country="none" fo:font-style="italic" style:font-name-asian="Segoe UI" style:font-size-asian="6.80000019073486pt" style:language-asian="none" style:country-asian="none" style:font-style-asian="italic" style:font-name-complex="Tahoma" style:font-size-complex="6.80000019073486pt" style:language-complex="none" style:country-complex="none" style:font-style-complex="italic"/>
    </style:style>
    <style:style style:name="ce99" style:family="table-cell" style:parent-style-name="Default">
      <style:text-properties style:use-window-font-color="true" style:font-name="Times New Roman" fo:font-size="12pt" fo:language="none" fo:country="none" fo:font-style="italic" style:font-name-asian="Garamond" style:font-size-asian="12pt" style:language-asian="none" style:country-asian="none" style:font-style-asian="italic" style:font-name-complex="Garamond" style:font-size-complex="12pt" style:language-complex="none" style:country-complex="none" style:font-style-complex="italic"/>
    </style:style>
    <style:style style:name="ce96" style:family="table-cell" style:parent-style-name="Default">
      <style:text-properties style:use-window-font-color="true" style:font-name="Times New Roman" fo:font-size="12pt" fo:language="none" fo:country="none" fo:font-style="italic" style:font-name-asian="CentaurMT" style:font-size-asian="12pt" style:language-asian="none" style:country-asian="none" style:font-style-asian="italic" style:font-name-complex="CentaurMT" style:font-size-complex="12pt" style:language-complex="none" style:country-complex="none" style:font-style-complex="italic"/>
    </style:style>
    <style:style style:name="ce102" style:family="table-cell" style:parent-style-name="Default">
      <style:text-properties fo:color="#000000" style:font-name="Times New Roman" fo:font-size="12pt" fo:language="none" fo:country="none" fo:font-style="italic" style:font-name-asian="Garamond" style:font-size-asian="12pt" style:language-asian="none" style:country-asian="none" style:font-style-asian="italic" style:font-name-complex="Garamond" style:font-size-complex="12pt" style:language-complex="none" style:country-complex="none" style:font-style-complex="italic"/>
    </style:style>
    <style:style style:name="ce103" style:family="table-cell" style:parent-style-name="Default">
      <style:text-properties style:use-window-font-color="true" style:font-name="Times New Roman" fo:font-size="12pt" fo:language="none" fo:country="none" fo:font-style="italic" style:font-name-asian="Times-Roman" style:font-size-asian="12pt" style:language-asian="none" style:country-asian="none" style:font-style-asian="italic" style:font-name-complex="Times-Roman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4" fo:font-size="12pt" style:font-size-asian="12pt" style:font-size-complex="12pt"/>
    </style:style>
    <style:style style:name="T94" style:family="text">
      <style:text-properties style:font-name="Times New Roman4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weight="bold" style:font-weight-asian="bold" style:font-weight-complex="bold"/>
    </style:style>
    <style:style style:name="T10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5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60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62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7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/>
    </style:style>
    <style:style style:name="T177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 fo:font-weight="bold" style:font-weight-asian="bold" style:font-weight-complex="bold"/>
    </style:style>
    <style:style style:name="T178" style:family="text">
      <style:text-properties fo:font-size="12pt" fo:font-style="italic" style:font-size-asian="12pt" style:font-size-complex="12pt" style:font-style-asian="italic" style:font-style-complex="italic" style:font-name-asian="StempelMARIA-Italic" style:font-name-complex="StempelMARIA-Italic"/>
    </style:style>
    <style:style style:name="T179" style:family="text">
      <style:text-properties fo:font-size="12pt" fo:font-style="italic" style:font-size-asian="12pt" style:font-size-complex="12pt" style:font-style-asian="italic" style:font-style-complex="italic" style:font-name-asian="StempelMARIA-Roman" style:font-name-complex="StempelMARIA-Roman"/>
    </style:style>
    <style:style style:name="T180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1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187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8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 style:font-name="Times New Roman1" style:font-name-asian="Times New Roman1" style:font-name-complex="Times New Roman1"/>
    </style:style>
    <style:style style:name="T190" style:family="text">
      <style:text-properties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91" style:family="text">
      <style:text-properties style:font-name="Times New Roman" fo:font-style="italic" style:font-style-asian="italic" style:font-style-complex="italic"/>
    </style:style>
    <style:style style:name="T192" style:family="text">
      <style:text-properties style:font-name="Times New Roman" fo:font-style="italic" style:font-style-asian="italic" style:font-style-complex="italic" fo:font-weight="bold" style:font-weight-asian="bold" style:font-weight-complex="bold"/>
    </style:style>
    <style:style style:name="T193" style:family="text">
      <style:text-properties fo:font-size="12pt" style:font-size-asian="12pt" style:font-size-complex="12pt" fo:font-style="italic" style:font-style-asian="italic" style:font-style-complex="italic"/>
    </style:style>
    <style:style style:name="T194" style:family="text"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95" style:family="text">
      <style:text-properties style:font-name="Times New Roman" fo:font-size="12pt" style:font-size-asian="12pt" style:font-size-complex="12pt" fo:font-style="italic" style:font-style-asian="italic" style:font-style-complex="italic"/>
    </style:style>
    <style:style style:name="T196" style:family="text">
      <style:text-properties style:font-name="Times New Roman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97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198" style:family="text">
      <style:text-properties style:font-name="Times New Roman"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199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201" style:family="text">
      <style:text-properties style:font-name="Times New Roman" fo:font-size="12pt" fo:font-style="italic" style:font-style-asian="italic" style:font-style-complex="italic"/>
    </style:style>
    <style:style style:name="T202" style:family="text">
      <style:text-properties style:font-name="Times New Roman" fo:font-size="12pt" fo:font-style="italic" style:font-style-asian="italic" style:font-style-complex="italic" fo:font-weight="bold" style:font-weight-asian="bold" style:font-weight-complex="bold"/>
    </style:style>
    <style:style style:name="T203" style:family="text">
      <style:text-properties style:font-name="Times New Roman" fo:font-size="12pt" fo:font-style="italic" style:font-name-asian="CentaurMT" style:font-name-complex="CentaurMT" style:font-size-asian="12pt" style:font-size-complex="12pt" style:font-style-asian="italic" style:font-style-complex="italic"/>
    </style:style>
    <style:style style:name="T204" style:family="text">
      <style:text-properties style:font-name="Times New Roman" fo:font-size="12pt" fo:font-style="italic" style:font-name-asian="CentaurMT" style:font-name-complex="CentaurMT" style:font-size-asian="12pt" style:font-size-complex="12pt" style:font-style-asian="italic" style:font-style-complex="italic" fo:font-weight="bold" style:font-weight-asian="bold" style:font-weight-complex="bold"/>
    </style:style>
    <style:style style:name="T205" style:family="text">
      <style:text-properties style:font-name="Times New Roman" fo:font-size="12pt" fo:font-weight="bold" fo:font-style="italic" style:font-name-asian="CentaurMT" style:font-name-complex="CentaurMT" style:font-size-asian="12pt" style:font-size-complex="12pt" style:font-weight-asian="bold" style:font-weight-complex="bold" style:font-style-asian="italic" style:font-style-complex="italic"/>
    </style:style>
    <style:style style:name="T206" style:family="text">
      <style:text-properties style:font-name-asian="Garamond" style:font-name-complex="Garamond" style:font-name="Times New Roman" fo:font-style="italic" style:font-style-asian="italic" style:font-style-complex="italic" fo:font-size="12pt" style:font-size-asian="12pt" style:font-size-complex="12pt" fo:color="#000000"/>
    </style:style>
    <style:style style:name="T207" style:family="text">
      <style:text-properties style:font-name-asian="Garamond" style:font-name-complex="Garamond" style:font-name="Times New Roman" fo:font-style="italic" style:font-style-asian="italic" style:font-style-complex="italic" fo:font-size="12pt" style:font-size-asian="12pt" style:font-size-complex="12pt" fo:color="#000000" fo:font-weight="bold" style:font-weight-asian="bold" style:font-weight-complex="bold"/>
    </style:style>
    <style:style style:name="T208" style:family="text">
      <style:text-properties style:font-name="Times New Roman" fo:font-style="italic" style:font-style-asian="italic" style:font-style-complex="italic" fo:font-size="12pt" style:font-size-asian="12pt" style:font-size-complex="12pt" fo:color="#000000"/>
    </style:style>
    <style:style style:name="T209" style:family="text">
      <style:text-properties style:font-name="Times New Roman" fo:font-size="12pt" style:font-size-asian="12pt" style:font-size-complex="12pt" fo:font-style="italic" style:font-style-asian="italic" style:font-style-complex="italic" fo:color="#000000"/>
    </style:style>
    <style:style style:name="T210" style:family="text">
      <style:text-properties style:font-name="Times New Roman" fo:font-size="12pt" style:font-size-asian="12pt" style:font-size-complex="12pt" fo:font-style="italic" style:font-style-asian="italic" style:font-style-complex="italic" fo:color="#000000" fo:font-weight="bold" style:font-weight-asian="bold" style:font-weight-complex="bold"/>
    </style:style>
    <style:style style:name="T211" style:family="text">
      <style:text-properties fo:font-style="italic" style:font-name-asian="Garamond" style:font-name-complex="Garamond" style:font-style-asian="italic" style:font-style-complex="italic" style:font-name="Times New Roman" fo:font-size="12pt" style:font-size-asian="12pt" style:font-size-complex="12pt" fo:color="#000000"/>
    </style:style>
    <style:style style:name="T212" style:family="text">
      <style:text-properties fo:font-style="italic" style:font-name-asian="Garamond" style:font-name-complex="Garamond" style:font-style-asian="italic" style:font-style-complex="italic" style:font-name="Times New Roman" fo:font-size="12pt" style:font-size-asian="12pt" style:font-size-complex="12pt" fo:color="#000000"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 style:font-name="Times New Roman" fo:font-size="12pt" style:font-size-asian="12pt" style:font-size-complex="12pt" fo:color="#000000"/>
    </style:style>
    <style:style style:name="T214" style:family="text">
      <style:text-properties fo:font-style="italic" style:font-style-asian="italic" style:font-style-complex="italic" style:font-name="Times New Roman" fo:font-size="12pt" style:font-size-asian="12pt" style:font-size-complex="12pt" fo:color="#000000" fo:font-weight="bold" style:font-weight-asian="bold" style:font-weight-complex="bold"/>
    </style:style>
    <style:style style:name="T215" style:family="text">
      <style:text-properties style:font-name-asian="Garamond" style:font-name-complex="Garamond" style:font-name="Times New Roman" fo:font-size="12pt" style:font-size-asian="12pt" style:font-size-complex="12pt" fo:font-style="italic" style:font-style-asian="italic" style:font-style-complex="italic" fo:color="#000000"/>
    </style:style>
    <style:style style:name="T216" style:family="text">
      <style:text-properties style:font-name-asian="Garamond" style:font-name-complex="Garamond" style:font-name="Times New Roman" fo:font-size="12pt" style:font-size-asian="12pt" style:font-size-complex="12pt" fo:font-style="italic" style:font-style-asian="italic" style:font-style-complex="italic" fo:color="#000000" fo:font-weight="bold" style:font-weight-asian="bold" style:font-weight-complex="bold"/>
    </style:style>
    <style:style style:name="T217" style:family="text">
      <style:text-properties style:font-name="Times New Roman" fo:font-style="italic" style:font-style-asian="italic" style:font-style-complex="italic" fo:color="#000000" fo:font-size="12pt" style:font-size-asian="12pt" style:font-size-complex="12pt"/>
    </style:style>
    <style:style style:name="T218" style:family="text">
      <style:text-properties style:font-name="Times New Roman" fo:font-style="italic" style:font-style-asian="italic" style:font-style-complex="italic" fo:color="#000000" fo:font-size="12pt" style:font-size-asian="12pt" style:font-size-complex="12pt" fo:font-weight="bold" style:font-weight-asian="bold" style:font-weight-complex="bold"/>
    </style:style>
    <style:style style:name="T219" style:family="text">
      <style:text-properties style:font-name="Times New Roman" fo:font-size="12pt" style:font-size-asian="12pt" style:font-size-complex="12pt" fo:color="#000000" fo:font-style="italic" style:font-style-asian="italic" style:font-style-complex="italic"/>
    </style:style>
    <style:style style:name="T220" style:family="text">
      <style:text-properties style:font-name="Times New Roman" fo:font-size="12pt" style:font-size-asian="12pt" style:font-size-complex="12pt" fo:color="#000000" fo:font-style="italic" style:font-style-asian="italic" style:font-style-complex="italic" fo:font-weight="bold" style:font-weight-asian="bold" style:font-weight-complex="bold"/>
    </style:style>
    <style:style style:name="T221" style:family="text">
      <style:text-properties style:font-name="Times New Roman" style:font-name-asian="Times New Roman" style:font-name-complex="Times New Roman"/>
    </style:style>
    <style:style style:name="T2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2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2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2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2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3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32" style:family="text">
      <style:text-properties style:font-name="Times New Roman1" style:font-name-asian="Times New Roman1" style:font-name-complex="Times New Roman1"/>
    </style:style>
    <style:style style:name="T233" style:family="text">
      <style:text-properties style:font-name="Times New Roman" fo:font-size="12pt" style:font-size-asian="12pt" style:font-size-complex="12pt" style:font-name-complex="Times New Roman"/>
    </style:style>
    <style:style style:name="T234" style:family="text">
      <style:text-properties style:font-name="Times New Roman" fo:font-size="12pt" style:font-size-asian="12pt" style:font-size-complex="12pt" style:font-name-complex="Times New Roman1"/>
    </style:style>
    <style:style style:name="T235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236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237" style:family="text">
      <style:text-properties style:font-name="Times New Roman" fo:font-size="12pt" style:font-name-complex="Times New Roman" style:font-size-asian="12pt" style:font-size-complex="12pt"/>
    </style:style>
    <style:style style:name="T238" style:family="text">
      <style:text-properties style:font-name="Times New Roman" fo:font-style="italic" style:font-style-complex="italic"/>
    </style:style>
    <style:style style:name="T239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240" style:family="text">
      <style:text-properties style:font-name="Times New Roman" fo:font-size="12pt" style:font-size-asian="12pt" style:font-size-complex="12pt" fo:font-style="normal" style:font-style-complex="normal"/>
    </style:style>
    <style:style style:name="T241" style:family="text">
      <style:text-properties style:font-name="Times New Roman" fo:font-size="12pt" style:font-size-asian="12pt" style:font-size-complex="12pt" fo:font-style="italic" style:font-style-complex="italic"/>
    </style:style>
    <style:style style:name="T242" style:family="text">
      <style:text-properties fo:font-size="12pt" style:font-size-asian="12pt" style:font-size-complex="12pt" fo:font-style="italic" style:font-style-complex="italic"/>
    </style:style>
    <style:style style:name="T24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4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4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47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248" style:family="text">
      <style:text-properties fo:font-size="12pt" style:font-size-asian="12pt" style:font-size-complex="12pt" fo:font-style="normal" style:font-style-complex="normal" style:font-name="Times New Roman"/>
    </style:style>
    <style:style style:name="T249" style:family="text">
      <style:text-properties style:font-name="Times New Roman" style:font-name-complex="Times New Roman"/>
    </style:style>
    <style:style style:name="T250" style:family="text">
      <style:text-properties style:font-name="Times New Roman" style:font-name-complex="Times New Roman" fo:font-style="italic" style:font-style-complex="italic"/>
    </style:style>
    <style:style style:name="T251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52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53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54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55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56" style:family="text">
      <style:text-properties style:font-name-complex="Times New Roman"/>
    </style:style>
    <style:style style:name="T257" style:family="text">
      <style:text-properties style:font-name-complex="Times New Roman1"/>
    </style:style>
    <style:style style:name="T258" style:family="text">
      <style:text-properties style:font-name-complex="Times New Roman" fo:font-style="italic" style:font-style-complex="italic"/>
    </style:style>
    <style:style style:name="T259" style:family="text">
      <style:text-properties style:font-name-complex="Times New Roman" fo:font-style="normal" style:font-style-complex="normal"/>
    </style:style>
    <style:style style:name="T260" style:family="text">
      <style:text-properties fo:font-size="12pt" style:font-name-complex="Times New Roman" style:font-size-asian="12pt" style:font-size-complex="12pt"/>
    </style:style>
    <style:style style:name="T261" style:family="text">
      <style:text-properties fo:font-size="12pt" style:font-size-asian="12pt" style:font-size-complex="12pt" style:font-name-complex="Times New Roman1"/>
    </style:style>
    <style:style style:name="T262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63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64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65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6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6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69" style:family="text">
      <style:text-properties fo:font-style="italic" style:font-style-complex="italic"/>
    </style:style>
    <style:style style:name="T27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name-complex="Times New Roman" style:font-style-asian="italic" style:font-style-complex="italic"/>
    </style:style>
    <style:style style:name="T27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" fo:font-style="normal" style:font-style-asian="normal" style:font-style-complex="normal"/>
    </style:style>
    <style:style style:name="T272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1" style:font-name-asian="Times New Roman1" style:font-name-complex="Times New Roman1"/>
    </style:style>
    <style:style style:name="T27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27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7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7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7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" fo:font-style="italic" style:font-name-asian="Segoe UI" style:font-name-complex="Times New Roman" style:font-style-complex="italic"/>
    </style:style>
    <style:style style:name="T278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" style:font-name-asian="Segoe UI" style:font-name-complex="Times New Roman" fo:font-style="normal" style:font-style-complex="normal"/>
    </style:style>
    <style:style style:name="T279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style:font-name-asian="Times New Roman1" style:font-name-complex="Times New Roman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32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32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32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222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33">Bernat. 1980 </text:span><text:span text:style-name="T234">[1545]</text:span><text:span text:style-name="T233">. </text:span><text:span text:style-name="T235">Linguae vasconum primitiae</text:span><text:span text:style-name="T23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37">Leizarraga, Joanes. 1990 </text:span><text:span text:style-name="T234">[</text:span><text:span text:style-name="T233">1571</text:span><text:span text:style-name="T234">]</text:span><text:span text:style-name="T233">. </text:span><text:span text:style-name="T235">Iesus Christ gure iaunaren testamentu berria, Othoitza ecclesiasticoen forma,Catechismea, Kalendrera, ABC edo christinoen instructionea</text:span><text:span text:style-name="T23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38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237">Urkixo, Julio. 1919. </text:span><text:span text:style-name="T239">El refranero vasco</text:span><text:span text:style-name="T237">, vol. I: </text:span><text:span text:style-name="T239">Los refranes de Garibay</text:span><text:span text:style-name="T237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40">Betolazaren “Doctrina christiana”. </text:span><text:span text:style-name="T241">Euskera</text:span><text:span text:style-name="T24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40">Betolazaren “Doctrina christiana”. </text:span><text:span text:style-name="T241">Euskera</text:span><text:span text:style-name="T24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40">Betolazaren “Doctrina christiana”. </text:span><text:span text:style-name="T241">Euskera</text:span><text:span text:style-name="T24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4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4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4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4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4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43">Floristán, José M</text:span><text:span text:style-name="T244">a</text:span><text:span text:style-name="T243">. 1993. Conflictos fronterizos, espionaje y vascuence a finales del siglo XVI: 20 documentos inéditos. </text:span><text:span text:style-name="T245">Fontes Linguae Vasconum</text:span><text:span text:style-name="T246"> 63. 177</text:span><text:span text:style-name="T247">‒</text:span><text:span text:style-name="T24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32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32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3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221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4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221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4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37">Krajewska, Dorota, Eneko Zuloaga, Ekaitz Santazilia, Borja Ariztimuño, Oxel Uribe-Etxebarria &amp; Urtzi Reguero. 2017. </text:span><text:span text:style-name="T239">Esteve Materraren Do(c)trina Christiana (1617 &amp; 1623): Edizioa eta azterketa</text:span><text:span text:style-name="T23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37">Krajewska, Dorota, Eneko Zuloaga, Ekaitz Santazilia, Borja Ariztimuño, Oxel Uribe-Etxebarria &amp; Urtzi Reguero. 2017. </text:span><text:span text:style-name="T239">Esteve Materraren Do(c)trina Christiana (1617 &amp; 1623): Edizioa eta azterketa</text:span><text:span text:style-name="T23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37">Krajewska, Dorota, Eneko Zuloaga, Ekaitz Santazilia, Borja Ariztimuño, Oxel Uribe-Etxebarria &amp; Urtzi Reguero. 2017. </text:span><text:span text:style-name="T239">Esteve Materraren Do(c)trina Christiana (1617 &amp; 1623): Edizioa eta azterketa</text:span><text:span text:style-name="T23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222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49">Lakarra, Joseba A. 1999. </text:span><text:span text:style-name="T250">L’Interprect ou traduction du françois, espagol &amp; basque</text:span><text:span text:style-name="T249"> (~ 1620): II. Elkarrizketak. </text:span><text:span text:style-name="T251">International Journal of Basque Linguistics and Philology </text:span><text:span text:style-name="T252">[</text:span><text:span text:style-name="T253">ASJU</text:span><text:span text:style-name="T252">] 33(2). 493</text:span><text:span text:style-name="T254">–</text:span><text:span text:style-name="T252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222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49">Lakarra, Joseba A. 1999. </text:span><text:span text:style-name="T250">L’Interprect ou traduction du françois, espagol &amp; basque</text:span><text:span text:style-name="T249"> (~ 1620): II. Elkarrizketak. </text:span><text:span text:style-name="T251">International Journal of Basque Linguistics and Philology </text:span><text:span text:style-name="T252">[</text:span><text:span text:style-name="T253">ASJU</text:span><text:span text:style-name="T252">] 33(2). 493</text:span><text:span text:style-name="T254">–</text:span><text:span text:style-name="T252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222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49">Lakarra, Joseba A. 1999. </text:span><text:span text:style-name="T250">L’Interprect ou traduction du françois, espagol &amp; basque</text:span><text:span text:style-name="T249"> (~ 1620): II. Elkarrizketak. </text:span><text:span text:style-name="T251">International Journal of Basque Linguistics and Philology </text:span><text:span text:style-name="T252">[</text:span><text:span text:style-name="T253">ASJU</text:span><text:span text:style-name="T252">] 33(2). 493</text:span><text:span text:style-name="T254">–</text:span><text:span text:style-name="T252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223">Beriain’s </text:span><text:span text:style-name="T224">Tratado de como se ha de oyr missa</text:span><text:span text:style-name="T225"> (1621)</text:span></text:p>
          </table:table-cell>
          <table:table-cell table:style-name="ce12" office:value-type="string" calcext:value-type="string">
            <text:p><text:span text:style-name="T237">Beriain, Juan. 1621. </text:span><text:span text:style-name="T239">Tratado de como se ha de oyr missa</text:span><text:span text:style-name="T25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223">Axular’s </text:span><text:span text:style-name="T224">Gero</text:span><text:span text:style-name="T22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37">Kapanaga, Martin O. 1656. </text:span><text:span text:style-name="T239">Exposición breue de la doctrina christiana</text:span><text:span text:style-name="T25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56">Oihenart, Arnaud. 2003 </text:span><text:span text:style-name="T257">[1657]</text:span><text:span text:style-name="T256">. </text:span><text:span text:style-name="T258">Euskal atsotitzak eta neurtitzak</text:span><text:span text:style-name="T25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4">[1657]</text:span><text:span text:style-name="T233">. </text:span><text:span text:style-name="T235">Euskal atsotitzak eta neurtitzak</text:span><text:span text:style-name="T23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4">[1657]</text:span><text:span text:style-name="T233">. </text:span><text:span text:style-name="T235">Euskal atsotitzak eta neurtitzak</text:span><text:span text:style-name="T23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4">[1657]</text:span><text:span text:style-name="T233">. </text:span><text:span text:style-name="T235">Euskal atsotitzak eta neurtitzak</text:span><text:span text:style-name="T23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4">[1657]</text:span><text:span text:style-name="T233">. </text:span><text:span text:style-name="T235">Euskal atsotitzak eta neurtitzak</text:span><text:span text:style-name="T23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4">[1657]</text:span><text:span text:style-name="T233">. </text:span><text:span text:style-name="T235">Euskal atsotitzak eta neurtitzak</text:span><text:span text:style-name="T23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7">Oihenart, Arnaud. 2003 </text:span><text:span text:style-name="T234">[1657]</text:span><text:span text:style-name="T233">. </text:span><text:span text:style-name="T235">Euskal atsotitzak eta neurtitzak</text:span><text:span text:style-name="T23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56">Oihenart, Arnaud. 2003 </text:span><text:span text:style-name="T257">[1657]</text:span><text:span text:style-name="T256">. </text:span><text:span text:style-name="T258">Euskal atsotitzak eta neurtitzak</text:span><text:span text:style-name="T25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56">Oihenart, Arnaud. 2003 </text:span><text:span text:style-name="T257">[1657]</text:span><text:span text:style-name="T256">. </text:span><text:span text:style-name="T258">Euskal atsotitzak eta neurtitzak</text:span><text:span text:style-name="T25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56">Oihenart, Arnaud. 2003 </text:span><text:span text:style-name="T257">[1657]</text:span><text:span text:style-name="T256">. </text:span><text:span text:style-name="T258">Euskal atsotitzak eta neurtitzak</text:span><text:span text:style-name="T25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226">Tartas’ </text:span><text:span text:style-name="T227">Onsa hilceco bidia</text:span><text:span text:style-name="T22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4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226">Tartas’ </text:span><text:span text:style-name="T227">Onsa hilceco bidia</text:span><text:span text:style-name="T22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4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226">Tartas’ </text:span><text:span text:style-name="T227">Onsa hilceco bidia</text:span><text:span text:style-name="T22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4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226">Tartas’ </text:span><text:span text:style-name="T227">Onsa hilceco bidia</text:span><text:span text:style-name="T22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4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226">Tartas’ </text:span><text:span text:style-name="T227">Onsa hilceco bidia</text:span><text:span text:style-name="T22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4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4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4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4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4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4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4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226">(18) [present participle + </text:span><text:span text:style-name="T227">izan</text:span><text:span text:style-name="T228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229">Otxoa de Arin’s </text:span><text:span text:style-name="T230">Doctrina christianaren explicacioa</text:span><text:span text:style-name="T231"> (1713)</text:span></text:p>
          </table:table-cell>
          <table:table-cell table:style-name="ce9" office:value-type="string" calcext:value-type="string">
            <text:p><text:span text:style-name="T260">Otxoa de Arin, Joseph. 1902 </text:span><text:span text:style-name="T261">[1713]. </text:span><text:span text:style-name="T262">Doctrina christianaren explicacioa</text:span><text:span text:style-name="T26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223">Xurio’s </text:span><text:span text:style-name="T224">Jesu-Christoren imitacionea</text:span><text:span text:style-name="T22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40">[1720]. </text:span><text:span text:style-name="T241">Jesu-Christoren imitacionea</text:span><text:span text:style-name="T24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229">Barrutia’s </text:span><text:span text:style-name="T230">Acto para la Noche Buena</text:span><text:span text:style-name="T23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3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63">Elizalde, Francisco. 1735. </text:span><text:span text:style-name="T264">Apezendaco dotrina christiana uscáras</text:span><text:span text:style-name="T26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63">Elizalde, Francisco. 1735. </text:span><text:span text:style-name="T264">Apezendaco dotrina christiana uscáras</text:span><text:span text:style-name="T26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63">Elizalde, Francisco. 1735. </text:span><text:span text:style-name="T264">Apezendaco dotrina christiana uscáras</text:span><text:span text:style-name="T26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66">Urkizu, Diego de. 1737. </text:span><text:span text:style-name="T267">Virgina Santissimien Errosario Santuena</text:span><text:span text:style-name="T268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222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22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3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7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223">Kardaberaz’ </text:span><text:span text:style-name="T224">Eusqueraren berri onac</text:span><text:span text:style-name="T225"> (1761)</text:span></text:p>
          </table:table-cell>
          <table:table-cell table:style-name="ce12" office:value-type="string" calcext:value-type="string">
            <text:p>Kardaberaz, Agustin. 2004 [1761]. <text:span text:style-name="T26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9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Cer icen </text:span><text:span text:style-name="T181">eman</text:span><text:span text:style-name="T182"> oi </text:span><text:span text:style-name="T181">zate</text:span><text:span text:style-name="T18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Beraz onezco damu, edo Contricioarequin confesatzeco prestatzen bada bat, eta Elizara dijoala bidean </text:span><text:span text:style-name="T181">iltzen bada</text:span><text:span text:style-name="T182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3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estan dud Joangoicuatan Ayta gueiza gucietan Poder dionaren, Ceuriaren Lurraren Criazale; Eta Jesu Christo Aren Seme Gore Jein Bacocha, Zoin <text:span text:style-name="T1">Izan beicen Concebituric</text:span> Espiritu Saintu Geinaren Obraz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anidadieren Zazpietaco leyna, Sines Gore Jesu Cristo Jeyna, G<text:span text:style-name="T13">[</text:span>u<text:span text:style-name="T13">]</text:span>izon dena bequinbatez, <text:span text:style-name="T1">Izan cela concebituric</text:span> Espiritu Saintu Jeynaren Obraz; Bigarna, Sines Sortu cela Ama Berginagani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yta gorea, Ceurietan zaudiana, <text:span text:style-name="T1">Santifica bedi</text:span> Zore icen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 bequigu Zore reynoa Goregana; <text:span text:style-name="T1">Cumpli bedi</text:span> Zore borontatia, Nola ceurian Cala lurre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<text:span text:style-name="T1">Sausci cela</text:span> Limbuetra, Cantic Irurgarren Egunean Resucitatu cela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<text:span text:style-name="T1">Resucitatu cela</text:span>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Resucitatu cela Ilen artetic, <text:span text:style-name="T1">Igan cela</text:span>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mar Mandamentu Saintu cuec <text:span text:style-name="T1">Zerretan drade</text:span> Bitan: Leyna, Juangoyco Jeyna Gaiza guciez gaynetic Oneresi eta estima dezagu<text:span text:style-name="T13">[</text:span>l<text:span text:style-name="T13">]</text:span>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Umanidadieren Zazpietaco leyna, Sines Gore Jesu Cristo Jeyna, G</text:span><text:span text:style-name="T184">[</text:span><text:span text:style-name="T185">u</text:span><text:span text:style-name="T184">]</text:span><text:span text:style-name="T185">izon dena bequinbatez, Izan cela concebituric Espiritu Saintu Jeynaren Obraz; Bigarna, Sines </text:span><text:span text:style-name="T186">Sortu cela</text:span><text:span text:style-name="T187"> Ama Berginaganic</text:span>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rgarna, Sines <text:span text:style-name="T1">Sausi cela</text:span> Linbuetra, Cantic Idoqui ztiela Patriaraquen Arima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<text:span text:style-name="T1">Resucitatu cela</text:span>; Seygarna, Sines Igan cela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Resucitatu cela; Seygarna, Sines <text:span text:style-name="T1">Igan cela</text:span>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ina borontean, bigarna aoan, irorgarna burarretan, <text:span text:style-name="T1">mincetan grelaric</text:span> gore Jein eta Juangoico Jei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rontetic bioceara, biocetic ezquerreco soinneara, ezquerrecotic escoinecoara, <text:span text:style-name="T1">mincetan grelaric</text:span> Trinitate Saintu Jein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66">Gómez, Ricardo. 1991. Erronkarierazko dotrina argitaragabe bat: Edizioa eta azterketa. </text:span><text:span text:style-name="T270">International Journal of Basque Linguistics and Philology</text:span><text:span text:style-name="T271"> [ASJU] Special Issue 14(1). 375</text:span><text:span text:style-name="T27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leheneko aldietan bezala, <text:span text:style-name="T1">agertuko zare</text:span> usaiako tokirat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32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bertzerik <text:span text:style-name="T1">atheratuko den</text:span>, zeren orai hoik gargo<text:span text:style-name="T13">[</text:span>ro<text:span text:style-name="T13">]</text:span> handituzkoak dire nere ustez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32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noiz arthe bethi <text:span text:style-name="T1">igaran garen</text:span> noiz behar dugun kanporat juan eta oinon hola gare, ez dakit noiz arthe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32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 gazeta <text:span text:style-name="T1">igorria izanen da</text:span> gaurkua bezala hainitz presuneri, partikularki herrietako konseiluko jauner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tze aldiko gazetan emanen ditugu, eskual herriko merkatu handienetan, abonamenduen errezibitzeko, <text:span text:style-name="T1">kargatuak izanen diren</text:span> presunen izen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nan <text:span text:style-name="T1">othoiztatuac izan dire</text:span>, promes ederrez inguratuac, eman dute beren hitza eta atchiki; azken aldico segur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n beretik <text:span text:style-name="T1">errezibitzen dire</text:span> abonamenduak adreza hun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Frantzian urte buru batetic bertzeat <text:span text:style-name="T1">saltzen da</text:span> hamar edo hamabi miliunen bakala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2">da</text:span> itshaso guzietan kausitzen; arrantza handienak <text:span text:style-name="T1">egiten dire</text:span>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itzazkegu condena flacatu direnac; <text:span text:style-name="T1">itzulico zauzkigu</text:span>, segur, helduden bozk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7">Ordre tirano horren pean </text:span><text:span text:style-name="T158">erabili dire</text:span><text:span text:style-name="T188"> etchez etche, othoizca </text:span><text:span text:style-name="T189">– ez dakit belhaunicatu den cembeit – cer nahi pentsatuz, cer nahi erranez</text:span>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phezarena, erlijioneari <text:span text:style-name="T1">behatcen diren</text:span> kestione guci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<text:span text:style-name="T1">pasatu da</text:span> egun haukietan lege berri bat zoinen medioz: kampo erresumetarik Frantzian sartuko den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pasatu da egun haukietan lege berri bat zoinen medioz: kampo erresumetarik Frantzian <text:span text:style-name="T1">sartuko den</text:span>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">da</text:span> itshaso guzietan <text:span text:style-name="T1">kausitzen</text:span>; arrantza handienak egiten dire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entseguez nahico dugu zuen etchetan bethi <text:span text:style-name="T1">ager diten</text:span> Eskual herrico usantcha zaharrac; gure ahal guciaz defendiatuco ditugu zuen intresac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dakigu denec cer conditionetan <text:span text:style-name="T1">agertu den</text:span> Morde Joanthoren icen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34,000 botz horiec han izanen dire fidelki lehen eleccione yeneraletan; horiec <text:span text:style-name="T1">yuntatuco dire</text:span>; 6,000 botz emaile aurthen bozcatu ez direnac eta churi direnac segurk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hen orenan <text:span text:style-name="T1">trichtatu gare</text:span>, bainan gutienic ez gire lotsa ethorkitzuneco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duco Errepublicaren obrac <text:span text:style-name="T1">mintzatuco dire</text:span> berac eta goraki gure alde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kualdun langileak eta laborariak ikhusten duzue beraz deputatu churiak zuetaz <text:span text:style-name="T1">okupatzen direla</text:span> Parise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huriac berac <text:span text:style-name="T1">estonatu ciren</text:span> Morde Joanthoren agertceaz; casic denac, batzu bihotcez, bertceac bortchaz, preparatuac ginen botzen ez emaiter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Geexina gure neskato izanari mila goraintziak </text:span><text:span text:style-name="T61">ezkondu den</text:span><text:span text:style-name="T13">[…]</text:span><text:span text:style-name="T60">; horra dazkigun berri guziak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usi dugu hanitz jende <text:span text:style-name="T1">hil dela</text:span> eta desiratzen ginuen gure etxeko ahaiden berriak xeheki jakitiaz 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50">Don Paskualek ideia du jiteko Ahazparneraino tur bat fite. Menturaz maiatzian </text:span><text:span text:style-name="T190">phastuko da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<text:span text:style-name="T1">hil</text:span> izan <text:span text:style-name="T1">da</text:span>, eta karnabalak ere arras tristiak phasatu dira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<text:span text:style-name="T1">phasatu dira</text:span>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phasatu dira; Juan konserbakua <text:span text:style-name="T1">itho zen</text:span>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Juanes zaharraren phartez arrebari goraintzi Ondarlara, berriak jakin nahia dela, eta Piarre Ttipiak miliunka Josepe Ezkerrarekin xinhaurri hiltzen ari direla eta erdi lotsatuak direla, nahi luketela jakin </text:span><text:span text:style-name="T192">bueltatuko den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Mila goraintzi gutaz galdatzen duten guzier; </text:span><text:span text:style-name="T192">gelditzen gira</text:span><text:span text:style-name="T191"> arrapostuaren espero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osagarria arras ona da eta desiratzen dautzug<text:span text:style-name="T13">[</text:span>u<text:span text:style-name="T13">]</text:span> abantail beraz goza ziten orai eta bethi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Bixkaineko familiain eta Ortxaixeneko familia</text:span><text:span text:style-name="T13">[</text:span><text:span text:style-name="T60">i</text:span><text:span text:style-name="T13">]</text:span><text:span text:style-name="T60">n berriak, Unhaianekuez (Unhaianekuek), Gallurrukuak, aita hanitz </text:span><text:span text:style-name="T61">orhoitzen dela</text:span><text:span text:style-name="T60"> gaztiaz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73">Kamino, Peio &amp; Patxi Salaberri. 2006. Luzaideko eta Ondarrolako hiru gutun. </text:span><text:span text:style-name="T274">Fontes Linguae Vasconum</text:span><text:span text:style-name="T275"> 101. 95</text:span><text:span text:style-name="T27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Martxede eskatu zitzauna egin balau, <text:span text:style-name="T1">ezren enuxaten</text:span> eta xarrekiten zren adexkidetarzun berart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ku egongiuarengatik, <text:span text:style-name="T1">ankartu zren</text:span> bi emazte; batak zion iror ogei ta zortzi urte; eta berziak ogei ta borz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, trenprareki <text:span text:style-name="T1">gaintu</text:span> emon <text:span text:style-name="T1">zren</text:span>, gaztiak zarretaz; eta faiten emon zren zarrak zauden etseko bortara, kantatra berze kantxoin xunto oiltan daudan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xa eztaud isartan oboro, solo xarrekitan nazala osagarri eta xateko ganu onareki; koneki <text:span text:style-name="T1">despeditan naz</text:span> Urrieta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Ttik, ene gaztezutiuan, <text:span text:style-name="T1">erraiten zen</text:span> emaztek altarier eta saintiuer egiten zein erreberenziar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izon bilgune batian, batek ezbadu elerik erran, karentako <text:span text:style-name="T1">erraiten da</text:span> anitx gisatr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axe ilik dauden arima guziuentako elizan <text:span text:style-name="T1">egiten dra</text:span> funzione andi ban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xa estaud obro isartan, baizik, orri zerbutxatu naz betik <text:span text:style-name="T1">baratan nazala</text:span> gose andi batek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ud isartan obro, ezik betik <text:span text:style-name="T1">baratan naz</text:span> gisa berian, aiketa Mayatze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osetxaren biltako tenpran, <text:span text:style-name="T1">ezta baratan</text:span> gentia gay eta egun, nola tenpra baidigu llabur, aprobetxatiaga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<text:span text:style-name="T1">ezbaizren erkiten</text:span> este, biltan zrene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ezbaizren erkiten este, <text:span text:style-name="T1">biltan zrenetik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ixko ganuareki nago xakin nay, ya orri <text:span text:style-name="T1">sontuto denez</text:span> edo nola dago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dorian bi goxez erori zen izotz bat kartxirietan talatu baizaizkugun alubiak eta gaiza tierno guziuak <text:span text:style-name="T1">exartu dira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uetan nago sendimentu pikor bateki; orai gunean <text:span text:style-name="T1">il zitzaitadan</text:span> ñore mentian adexkiderik andien ekun duana, iri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l zen</text:span> minik bage; solo irur egun igari zion oyan; berak eskatruk, errezibitu ztion sakramentu saintu guziu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ezbaitud ekun orren kartarik, min artu zionaz gero, betik nago xakin nay <text:span text:style-name="T1">sontotu zenez</text:span> ote; eta zertan daraman berorren lan andi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ke erraiten daitadala daigun udan xinen dela kona gaizak onki <text:span text:style-name="T1">erkiten bazazkau</text:span> ilabete batentako, kemenko uren artra, ene eta iror edo lauren lagungiuareki, tenpra guziuan uskaraz ele erraitek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 orrek ekusen du zer egin biar dion; <text:span text:style-name="T1">ezgra gatxiten</text:span> noranai fan dein, badakigu ñork ere eztakiola obeki, bapana berark, gaizak nola komeni zazk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etan <text:span text:style-name="T1">guartu nintzen</text:span> ortaz, konsentitu nion, xa, eznaula eskribiten obror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gunian <text:span text:style-name="T1">guartu nintzen</text:span>, nola ene Ama zenak (Jangeikoak bere zeurian dakala) kontatan zaitad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76">Estornés Lasa, José. 1984. Mendigatxa’k Azkue’ri kartak (1902-1916) eta Erronkari’ko uskaratik utzulpen ta goarpenak. </text:span><text:span text:style-name="T277">Fontes Linguae Vasconum</text:span><text:span text:style-name="T278"> 43. </text:span><text:span text:style-name="T27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i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regain <text:span text:style-name="T1">izan zen</text:span> beraz <text:span text:style-name="T1">kondenatua</text:span> itzalerat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z erdirat orduko <text:span text:style-name="T1">izan zen ar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ria</text:span>; treinaz etori naia, oinez ets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y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egain <text:span text:style-name="T1">izan zen</text:span> beraz <text:span text:style-name="T1">kondenatua</text:span> itzalera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 erdirat oRduko <text:span text:style-name="T1">izan zen a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ia</text:span>; treinaz etoRi naia, oinez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Bestitzen da</text:span> soldado arropan. Aitak [ematen dio] zaldia eta behar duen diru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k zer egiten du ikusteko ian kuraya izanen zuen: bide lazter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ko patroina <text:span text:style-name="T1">deitzen da</text:span> Saint Leon saindu haundiagorik ezt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ra zelarik, mutil bezala zagon Bastoinea <text:span text:style-name="T1">deitzen den</text:span> etxe batean, egonaren medioz etxekotu ondo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tik haxirik, Urdazuriraino ez <text:span text:style-name="T1">da</text:span> her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ria da; lekhu aiphatuenak kurriturik ere, ezin <text:span text:style-name="T1">hauta ziteken</text:span> toki eder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rehun bat urthe, han bizi zela ermitau saindu bat Jean Batiste Beherekotxea <text:span text:style-name="T1">deitzen zena</text:span>, Ainhoa Gor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ko patroina <text:span text:style-name="T1">deitzen da</text:span> San Leon saindu aundiagorik ez d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a zelatik, mutil bezala zagon Bastoina <text:span text:style-name="T1">deitzen den</text:span> etxe bate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-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tik hasirik, URdazuraino ez <text:span text:style-name="T1">da</text:span> he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ia da; leku aiphatuenak kuRiturik ere, ezin <text:span text:style-name="T1">hauta ziteken</text:span> toki ede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ehun bat uRthe, ham bizi zela ermitau saindu bat Jean Batiste Beherekotxea <text:span text:style-name="T1">deitzen zena</text:span>, Ainhoa Go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raiten dio: ‘Bizia ala moltza!’ <text:span text:style-name="T1">Itzultzen da</text:span> iziturik e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 badoha bertzeari bezala erraiten dio: ‘bizi ala moltza’. <text:span text:style-name="T1">Itzultzen da</text:span> bereh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k zeR egiten du ikusteko ia kuraya izanen zuen: bide lazte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Eraiten dio: ‘Bizia ala moltza!’<text:span text:style-name="T1"> Itzultzen da</text:span> iziturik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 badoha beRtze hari bezala eRaiten dio: ‘bizia ala moltza’. <text:span text:style-name="T1">Itzultzen da</text:span> bere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‘HoR haiz I ere’. ‘Ba aita ohoin bat <text:span text:style-name="T1">ateratu zait</text:span>’.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3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<text:span text:style-name="T34">J. Kerexeta'ri esker, sarri argitara </text:span><text:span text:style-name="T76">emonak izan ziran</text:span><text:span text:style-name="T34">, eta gaur be, oraingo gazteak zelako idazleak — gozo ta errazak— jakin dagien eta guk aspaldi danik izandako atseginaldia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3">Atan-orretan, mendian-beera, bei gorri bat, erri-bei bat, ikotika</text:span><text:span text:style-name="T194"> ager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Alan, deika ta deadar baten, ordu luzeetan egon zan, nonbaitetik zerbait edo norbait </text:span><text:span text:style-name="T196">agertuko zalakot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7">Onetan, Urtsule andrea gaztan-otzarea buruan ebala </text:span><text:span text:style-name="T198">agertu zan</text:span><text:span text:style-name="T197">; eta bide aretan berreun oinkada egin orduko, bidearen erdi-erdian ume-abarkatxoa ikusi eb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Arrapalada baten bidera jatsirik, otzarako gaztae guztiak atz-miazketan jan ebazan. Aren ekiña orretan! Ase ta bete </text:span><text:span text:style-name="T196">egin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Astoa, ostera, azeria atzera <text:span text:style-name="T1">agertuko zalakotan</text:span>, zulo-ertzean zain geratu zan, lastoa ta artoa jateko gurariz egoan gaisoa-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puin-sail bikaña da, errekasto-betea datorren ura bailitz, berezberez bape indartu barik </text:span><text:span text:style-name="T76">irakurten dan</text:span><text:span text:style-name="T34"> sailla, eurak dauken gozotasuna geuri be ixuri ta itsatsi nairi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3">Eta Urtsule, azeriaren zaratetara jagita, sua egoalakotan izututa, kortara joan zan; eta, kortako atea </text:span><text:span text:style-name="T194">edegi zaneko</text:span><text:span text:style-name="T193">, astoak, azeri maltzurra lepoan ebala, lauoinka iges egin eb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3">Oi!, biar erriko guztiak ikaratuta</text:span><text:span text:style-name="T194"> geratuko dira</text:span><text:span text:style-name="T193">, elizea onen txukun eta dotore ikusita —esan eban Mainton neskea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6">Il naitenean</text:span><text:span text:style-name="T195">, zeruko atea zabalduko daustan ustea ba-yonat, beintzat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7">Iru gazteak, olako barriketakaz pozik ebizan artean, Pedro deunaren irudia, neskatillen eskuetan laprast eginda, altaratik beera jausi zan; dana zatituta </text:span><text:span text:style-name="T198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Neskak, euren erri-zaindari andiaren irudi ederra apurtuta ikustean, negarrez eta zarataka asi ziran. Eta arein zaratetara eliz-zaiña (sakristaua) beingoan </text:span><text:span text:style-name="T196">eliza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a larri orreik amaitzeaz batera, Mañari-ko Atximo zapataria <text:span text:style-name="T1">sartu zan</text:span> eliza aretan; eta, ango zoritxarra ikusi ebanean, errukitu egin zan; eta erriko jaia igaro arte, Santuaren soiñekoakaz jantzi eta Pedro Deunaren lekuan, altaran, bera jarriko zala esan eutsen neskai ta sakristauari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a larri orreik amaitzeaz batera, Mañari-ko Atximo zapataria sartu zan eliza aretan; eta, ango zoritxarra ikusi ebanean, errukitu egin zan; eta erriko jaia igaro arte, Santuaren soiñekoakaz jantzi eta Pedro Deunaren lekuan, altaran, bera <text:span text:style-name="T1">jarriko zala</text:span> esan eutsen neskai ta sakristauari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Biaramonean, elizea lagunez beterik zala, amarretako Meza nagusia </text:span><text:span text:style-name="T196">as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Orduan, Atximo berealaxe <text:span text:style-name="T1">zutundu zan</text:span>, eta deadar andiz «dimatarrok, or konpon!; ni ba-noa ta kitu» esanez, altaratik beera salto andi bat eginda, elizatik ariñeketan urten zan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Jazopen oneaz, dimatar zintzoak ikaraz <text:span text:style-name="T1">jarri ziran</text:span>: Pedro Deunak errian jente txarra egoalako egin ebala alde, uste izan eben geienak-e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ok entzutean, Atximo <text:span text:style-name="T1">larritu</text:span> egin <text:span text:style-name="T1">zan</text:span>, eta bere kolkorako «oraintxe galdua nok» esanda, Oba-rantz abiatu zan; eta andik tximistea baizen arin Mañari-ratu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ok entzutean, Atximo larritu egin zan, eta bere kolkorako «oraintxe galdua nok» esanda, Oba-rantz <text:span text:style-name="T1">abiatu zan</text:span>; eta andik tximistea baizen arin Mañari-ratu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7">Eta aren ankaazurrak ez </text:span><text:span text:style-name="T198">ziran</text:span><text:span text:style-name="T197"> iñoiz geiago Dima-ko errian </text:span><text:span text:style-name="T198">sartu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Eta gure mutilla, amaren esana egitearren, beste bagarik, errotarako bidean</text:span><text:span text:style-name="T196"> 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Eta bide-zati bat igarorikoan, zugatz-erpiñean txirulika ziarduan txori kantariagana begira </text:span><text:span text:style-name="T19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">Zutundu zanean</text:span>, arto-zorroari ikututxo bat be egiteke (egin bagarik), bide-ondoko landan, bedartzan, patxaraz-patxaraz jarri zan, andik noizean bein «aalegiñari» deadarrez ekiteko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Zutundu zanean, arto-zorroari ikututxo bat be egiteke (egin bagarik), bide-ondoko landan, bedartzan, patxaraz-patxaraz <text:span text:style-name="T1">jarri zan</text:span>, andik noizean bein «aalegiñari» deadarrez ekiteko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Errotara-osterea eginda, </text:span><text:span text:style-name="T196">etxeratu zanean</text:span><text:span text:style-name="T195">, amak ikaraz esan eutsan: —A, mutil! Ba-ator, orraitiño! Errotara-ostean egun guztia egiteko, ¿zer jazo yak? Olakorik, egundo...!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Ori zala-ta, bere jangurea asetearren, artzain-txaboletatik eta basetxe- inguruetatik sarri-sarritan </text:span><text:span text:style-name="T196">igaroten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Eta, iñon gaztae-usaiñik somatzen ba-eban somatu, surra astin eta buztana astiñago ebala, antxe bertan </text:span><text:span text:style-name="T196">geratzen zan</text:span><text:span text:style-name="T195">, agorako janari gozoaren zai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Illuntze baten, gure azeria, Urtsule etxekandrearen basetxeko atarte zabalera eldu zan; eta, begi ta belarri, barrura adi-adi jarrita, atarte aretako jesarleku-azpian patxaraz-patxaraz </text:span><text:span text:style-name="T196">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Ama-alabok abesti-abotsaz </text:span><text:span text:style-name="T196">ikaratu</text:span><text:span text:style-name="T195"> egin </text:span><text:span text:style-name="T196">ziran</text:span><text:span text:style-name="T195">, atean egoana nor edo zer zan arean be ez ekien-eta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Urtsule, abarkatxoa bigarrenez ikusi ebanean, bestearen laguna zalakotan, poz-pozik</text:span><text:span text:style-name="T196"> jarri zan</text:span><text:span text:style-name="T195">; eta auxe esan eban: «Onakorik! Emen beste abarka bat! Eta berau or bidean ikusi yonadaren laguna dala esango naieuke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Eta urez «putxi-putxi» eginda gero, basetxeko solora joanda, lotan </text:span><text:span text:style-name="T19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Orduan, Urtsule etxekandrea, mutiko zoliaren deadar errimeak bizkortuta, zer jazo ete-zeitekean ikustera urten zan; eta, azeri gaiztoak basetxeko soloan egin eban triskantzea ikusi ebanean, asarre-bitsetan</text:span><text:span text:style-name="T196"> 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7">Iñungane-mendira eldu ziranean, baiña, azeria, astoari ez esker eta ez ezertxo be esan bagarik, «rrast!», bere zuloan </text:span><text:span text:style-name="T198">sar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Astoa, ostera, azeria atzera agertuko zalakotan, zulo-ertzean zain <text:span text:style-name="T1">geratu zan</text:span>, lastoa ta artoa jateko gurariz egoan gaisoa-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9">Baiña azeria bere zulotik iñoiz be ez zan urteten-eta, gure astoa </text:span><text:span text:style-name="T200">estutu</text:span><text:span text:style-name="T199"> egin </text:span><text:span text:style-name="T200">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5">Astoaren tamala ori entzundakoan! Eta azeriaren eskertxarraz ikaratuta, asto gaisoa alako baten mendian beera </text:span><text:span text:style-name="T196">abi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6" office:value-type="string" calcext:value-type="string">
            <text:p><text:span text:style-name="T201">Düala hogei bat urte, jakinik Larrainen telefona </text:span><text:span text:style-name="T202">ezarririk izan zela</text:span><text:span text:style-name="T201">, jin zen Pello Otsagabirik oski berri elibatekin, behar zütüala Mauleko kosi bati telefonaz igorri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203">Ez dü, ene ustez, Jondane Petirik holako bidanjantik hartzen; zelüko </text:span><text:span text:style-name="T34">borta </text:span><text:span text:style-name="T76">hersi da</text:span><text:span text:style-name="T34"> eta arranoa nekez da han 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203">Hiru dailariak xütitürik soz dagotza zer </text:span><text:span text:style-name="T204">diren ikusiko</text:span><text:span text:style-name="T203"> oro zoin lehiatürikago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Nola </text:span><text:span text:style-name="T76">deitzen da</text:span><text:span text:style-name="T34"> delako gaxki egilea? dio etxeko jaun zaharrak, etxearen ikertzez, ez baitzüan nahi haatik holako aujami bati eman aterbe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zarri zütüan txilintxau erran delako alanbre mehean eta bera </text:span><text:span text:style-name="T76">hürrüntü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txe batetan <text:span text:style-name="T1">sartü zen</text:span> borta jo gabe, üdüri hil bat xutik, eta erran nolaz horra zen gaüko alojearen nahiz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Azkenoz Pello gaizoa hatsik ezin hartzera zoan, noiz gatü batetan trabatürik erori baitzen lüze bezain zabal sükalte erditara bai eta panparekin ferreta erdiz erdi </text:span><text:span text:style-name="T76">hautse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spainiako hegiala heltü zenean izerdi llapa eta hatsalbo, </text:span><text:span text:style-name="T76">jarri zen</text:span><text:span text:style-name="T34"> hats hartzeko eta küia bere kantüan pausatü, eskü batez etxekitzen züalarik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205">Sartü zen</text:span><text:span text:style-name="T203"> tarte arte batetan, porrokiña</text:span><text:span text:style-name="T34">tzen zelarik eta denbora berean erbi bat elki zen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203">Sartü zen tarte arte batetan, porrokiña</text:span><text:span text:style-name="T34">tzen zelarik eta denbora berean erbi bat </text:span><text:span text:style-name="T76">elki zen</text:span><text:span text:style-name="T34">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rran baiko ematen dü sokari tirako ozen bat eta gainen Mariak mandoari pusako handi bat, bai eta mandoa petik tiratürik, gainetik pusatürik </text:span><text:span text:style-name="T76">larrütü zen</text:span><text:span text:style-name="T34"> eta Pello hareki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<text:span text:style-name="T1">dirade larrütü</text:span>, Bai eta peko zolan biak zale sartü Sartü badira sartü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<text:span text:style-name="T1">badira sartü</text:span>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badira sartü, han <text:span text:style-name="T1">dira baratü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<text:span text:style-name="T1">baita</text:span> Pello franko <text:span text:style-name="T1">hiltzen</text:span> Ikusiren dütügü, ez bagira hiltzen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baita Pello franko hiltzen Ikusiren dütügü, ez <text:span text:style-name="T1">bagira hiltzen</text:span>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Ber denboran arranoa nontik baitik jin zen eta aragiaren ürrina senditürik, zorrozka </text:span><text:span text:style-name="T76">sartü zen</text:span><text:span text:style-name="T34"> baxa zol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203">Bena arranoa oihüak baserazirik zalhe odeitan gor </text:span><text:span text:style-name="T204">igaran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z dü, ene ustez, Jondane Petirik holako bidanjantik hartzen; zelüko borta hersi da eta arranoa nekez <text:span text:style-name="T1">da</text:span> han <text:span text:style-name="T1">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50">Orea </text:span><text:span text:style-name="T190">altxatzen den</text:span><text:span text:style-name="T150"> artean ama badoa baratzealat aza lantare zonbaiten lantatzera, eta hau xilo egin eta tapa kiska-kaska ari d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94">Ken zaite</text:span><text:span text:style-name="T193"> nere aurretik! Alde egin zazu emendik! edo zerbait eman zaidazu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206">Nere alaba (Petrirengatik) orren eskutan </text:span><text:span text:style-name="T207">jarri bada</text:span><text:span text:style-name="T206"> jakin zazute </text:span><text:span text:style-name="T208">nere baimeñik gabe izan dal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4">Botikan </text:span><text:span text:style-name="T16">saltzen</text:span><text:span text:style-name="T14"> ez </text:span><text:span text:style-name="T16">dan</text:span><text:span text:style-name="T14"> zerbai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Ez dago beldurrik, gazteak ez ditu austen, berak ez baditu puskatzen. Zartzaroan </text:span><text:span text:style-name="T210">austen dira</text:span><text:span text:style-name="T209"> berez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1">Txintxarri </text:span><text:span text:style-name="T212">entzun bedi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3">Aitortu bear da, mediku ona ez </text:span><text:span text:style-name="T214">dala</text:span><text:span text:style-name="T213"> merezi aña </text:span><text:span text:style-name="T214">estimatzen</text:span><text:span text:style-name="T213"> ta ordaintzen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Giltxurdinean arri koxkorrak </text:span><text:span text:style-name="T216">mugitzen diranean</text:span><text:span text:style-name="T215"> ikaragarria d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6">Eseri zaite</text:span><text:span text:style-name="T215"> gizona, lasago egongo z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(Larriturik </text:span><text:span text:style-name="T216">sartzen dala</text:span><text:span text:style-name="T215">.) Zer ziran karraixi oiek? Orain ere etxea </text:span><text:span text:style-name="T209">jendez bete zaigu-t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Nor zaitugu emen iñori pulsua artzeko. Nola </text:span><text:span text:style-name="T210">sartu zerate</text:span><text:span text:style-name="T209">? Deitu gab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Otsegin degu ta ez zuten erantzuten. Atea zabalik arkitu degu ta </text:span><text:span text:style-name="T210">sartu g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Zurrunga antzeko zerbait egiñaz <text:span text:style-name="T1">esnatzen da </text:span>begiak zabalduaz. Emakumezko biak pizka bat urrutiratzen dira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Zurrunga antzeko zerbait egiñaz esnatzen da begiak zabalduaz. Emakumezko biak pizka bat <text:span text:style-name="T1">urrutiratzen di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Zu gaztea zaitugu gizona. Zer gertatzen zaizu? Ea </text:span><text:span text:style-name="T210">eseri zait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Zaude isilik gizona! Ez zaidazula orrelakorik esan. Auleriz </text:span><text:span text:style-name="T210">ilko nintzak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Onera nerekin </text:span><text:span text:style-name="T216">sartu dan</text:span><text:span text:style-name="T215"> atsoak ez zuen bada aragi aundirik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6">Itzuli zaite</text:span><text:span text:style-name="T215"> emendik illabet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Aurrera! Bukatzen ari giñan. Laister izango da zure txanda. Alki ortan </text:span><text:span text:style-name="T210">eseri zait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6">Ez dakit azkenerako nola </text:span><text:span text:style-name="T207">butatuko dan</text:span><text:span text:style-name="T206"> kontu au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7">Ai! ai! ene Joxepa! Au miña! Ez... in asna… sa aa! </text:span><text:span text:style-name="T218">Itotzen naiz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7">Zure senarra </text:span><text:span text:style-name="T218">gaixotu da</text:span><text:span text:style-name="T217">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Jaun ori </text:span><text:span text:style-name="T210">geldi dedilla</text:span><text:span text:style-name="T209"> emen atera gab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Jueza joana dala igarri du ta laister </text:span><text:span text:style-name="T216">suspertuko zaizu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Inyekzio bat emango diot eta </text:span><text:span text:style-name="T216">suspertuko da</text:span><text:span text:style-name="T215"> bereal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Ezta ezeri. </text:span><text:span text:style-name="T210">Sendatu zera</text:span><text:span text:style-name="T209"> ta beste leku batera noa. Barkaturik zaud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6">Eseri zaite</text:span><text:span text:style-name="T215"> ta aztertuko zaitu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9">Zergatlk </text:span><text:span text:style-name="T220">sartu</text:span><text:span text:style-name="T219"> ote </text:span><text:span text:style-name="T220">naiz</text:span><text:span text:style-name="T219"> medikutan?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Orain ere </text:span><text:span text:style-name="T216">gaxotu</text:span><text:span text:style-name="T215"> al </text:span><text:span text:style-name="T216">zaigu</text:span><text:span text:style-name="T215">? Apaiz billa joan bearko de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Ez da orrenbesterako! Pizka bat </text:span><text:span text:style-name="T216">ikaratu dala</text:span><text:span text:style-name="T215">. Uts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9">Ez al dakizute odola geldi arazten? Emakumea </text:span><text:span text:style-name="T210">il diteke</text:span><text:span text:style-name="T209"> ta zuena izango da erru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Gaxoa ez <text:span text:style-name="T1">bada sendatzen</text:span> medikuak edo Petrikillok dute errua... Sendatzen bada berriz... zeruko santuren bat badezu beti bitarteko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Gaxoa ez bada sendatzen medikuak edo Petrikillok dute errua... <text:span text:style-name="T1">Sendatzen bada</text:span> berriz... zeruko santuren bat badezu beti bitarteko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15">Ez al </text:span><text:span text:style-name="T216">zera gogoratzen</text:span><text:span text:style-name="T215">?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195">Indartasun aundi orrek anitz erakusten digu eta berdin </text:span><text:span text:style-name="T196">aurkitzen de</text:span><text:span text:style-name="T195"> zazpi urteko aurreta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195">Seurik beretan</text:span><text:span text:style-name="T196"> aurkitzen zire</text:span><text:span text:style-name="T195"> Tarsizio, Justo eta Pastor, ebek biak españolak eta Españan ila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195">Orai artio ez zitzaide gogoratu alako galderaik, baño egun ebetan ainbertze emakume </text:span><text:span text:style-name="T196">igaro dire</text:span><text:span text:style-name="T195"> nere buruan, denak indartasun aundikoak ala batre ikastasun gabekoa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195">Bertze gauza bat egoten zen denen gogoan: ama baten bidez lurra </text:span><text:span text:style-name="T196">sendatu ze</text:span><text:span text:style-name="T195"> bere bekatuti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195">Eta gaixoek uste zute apez eta monja edo serora guziak zerura juaten zirela, ezkonduak baño aisego, eta orrengatik pozez </text:span><text:span text:style-name="T196">betetzen zire</text:span><text:span text:style-name="T195"> juaten zirelaik eta ama gaixoek otoitz eta baru anitz egiten zute, bere lan anitzeki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196">Oroitu gaitetzen</text:span><text:span text:style-name="T195"> nola Jesukristoren legea ongi jarraitzen zuztenei iltzen zuztela lemexiko iru edo lau gizaldieta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195">Ez dakit Jaungoikoain deiaz </text:span><text:span text:style-name="T196">oroitzen</text:span><text:span text:style-name="T195"> ote </text:span><text:span text:style-name="T196">zire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stornés Lasa 1984: 7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txeberri &amp; Hiriart-Urruti 1887(1/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Gómez 1991: 38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mino &amp; Salaberri 2006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Coyos (2013: 24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ustintza (1990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ñigo (2011: 118)</text:p>
          </table:table-cell>
          <table:table-cell table:number-columns-repeated="16383"/>
        </table:table-row>
        <table:table-row table:style-name="ro1" table:number-rows-repeated="10473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F" svg:font-family="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" style:font-adornments="Negrita" style:font-family-generic="roman" style:font-pitch="variable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1-12T20:14:57.079000000</dc:date>
    <meta:editing-duration>P2DT5H25M37S</meta:editing-duration>
    <meta:editing-cycles>1186</meta:editing-cycles>
    <meta:generator>LibreOffice/7.5.2.2$Windows_X86_64 LibreOffice_project/53bb9681a964705cf672590721dbc85eb4d0c3a2</meta:generator>
    <meta:document-statistic meta:table-count="1" meta:cell-count="12686" meta:object-count="0"/>
  </office:meta>
</office:document-meta>
</file>